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a945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a945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a945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a945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a945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a945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a945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a945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a945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a945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a945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a945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a945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a945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a945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a945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a945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Fabiana Sofia Bello Noguer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Valenci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/11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52225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se Francisco Bello Sanoj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293683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49.86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5" meta:non-whitespace-character-count="998"/>
    <meta:template xlink:type="simple" xlink:actuate="onRequest" xlink:title="Normal" xlink:href=""/>
  </office:meta>
</office:document-meta>
</file>